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, monospace"/>
    <style:font-face style:name="Helvetica Neue" svg:font-family="'Helvetica Neue', Helvetica, Arial, sans-serif"/>
    <style:font-face style:name="Lato" svg:font-family="Lat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inherit" svg:font-family="inherit"/>
  </office:font-face-decls>
  <office:automatic-styles>
    <style:style style:name="P1" style:family="paragraph" style:parent-style-name="Standard">
      <style:paragraph-properties fo:margin-top="0in" fo:margin-bottom="0.1598in" style:contextual-spacing="false"/>
      <style:text-properties style:font-name="Lato"/>
    </style:style>
    <style:style style:name="P2" style:family="paragraph" style:parent-style-name="Standard">
      <style:paragraph-properties fo:margin-top="0in" fo:margin-bottom="0.1598in" style:contextual-spacing="false"/>
      <style:text-properties style:font-name="La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1">Which file is referred to on systems where DNS is not set up?</text:p>
      <text:p text:style-name="P1">/etc/resolv.conf</text:p>
      <text:p text:style-name="P1">/etc/host-config</text:p>
      <text:p text:style-name="P1">/etc/hosts</text:p>
      <text:p text:style-name="P1">/etc/network-hosts</text:p>
      <text:p text:style-name="P1">Question 2</text:p>
      <text:p text:style-name="P1">Which of the configuration directives given below is not found in the /etc/resolv.conf file?</text:p>
      <text:p text:style-name="P1">parameters</text:p>
      <text:p text:style-name="P1">domain</text:p>
      <text:p text:style-name="P1">sortlist</text:p>
      <text:p text:style-name="P1">nameserver</text:p>
      <text:p text:style-name="P1">Question 3</text:p>
      <text:p text:style-name="P1">The ifconfig will accept an interface name as an argument.</text:p>
      <text:p text:style-name="P1">True or False?</text:p>
      <text:p text:style-name="P1">True</text:p>
      <text:p text:style-name="P1">False</text:p>
      <text:p text:style-name="P1">Question 4</text:p>
      <text:p text:style-name="P1">Which command is used to assign a netmask to the eth1 interface?</text:p>
      <text:p text:style-name="P1">ifconfig eth1 submask 255.255.255.224</text:p>
      <text:p text:style-name="P1">ifconfig eth1 netmask 255.255.255.*</text:p>
      <text:p text:style-name="P1">ifconfig eth1 -net-mask 255.255.255.224</text:p>
      <text:p text:style-name="P1">ifconfig eth1 netmask 255.255.255.224</text:p>
      <text:p text:style-name="P1">Question 5</text:p>
      <text:p text:style-name="P1">Which command is used to delete entries from the routing table?</text:p>
      <text:p text:style-name="P1">route del</text:p>
      <text:p text:style-name="P1">route down</text:p>
      <text:p text:style-name="P1">route rm</text:p>
      <text:p text:style-name="P1">route --del</text:p>
      <text:p text:style-name="P1">Question 6</text:p>
      <text:p text:style-name="P1"><text:soft-page-break/>Which file will be used to enable DHCP based configuration on Red Hat based systems?</text:p>
      <text:p text:style-name="P1">/etc/sysconfig/network-scripts/ifcfg-eth0</text:p>
      <text:p text:style-name="P1">/etc/sysconfig/network-scripts/ifconfig-eth0</text:p>
      <text:p text:style-name="P1">/etc/network-scripts/ifcfg-eth0</text:p>
      <text:p text:style-name="P1">/etc/sysconfig/network-scripts/eth0</text:p>
      <text:p text:style-name="P1">Question 7</text:p>
      <text:p text:style-name="P1">The ____ file is read at boot time on Red Hat based systems to set the host name.</text:p>
      <text:p text:style-name="P1">/etc/sysconfig/network</text:p>
      <text:p text:style-name="P1">/etc/network/sysconfig</text:p>
      <text:p text:style-name="P1">/etc/sys/network</text:p>
      <text:p text:style-name="P1">/etc/sys/config</text:p>
      <text:p text:style-name="P1">Question 8</text:p>
      <text:p text:style-name="P1">The nmcli command can be used to create a new network connection.</text:p>
      <text:p text:style-name="P1">True or False?</text:p>
      <text:p text:style-name="P1">True</text:p>
      <text:p text:style-name="P1">False</text:p>
      <text:p text:style-name="P1">Question 9</text:p>
      <text:p text:style-name="P1">The iproute2 equivalent for the arp command is _________.</text:p>
      <text:p text:style-name="P1">ip -arp</text:p>
      <text:p text:style-name="P1">netstat -a</text:p>
      <text:p text:style-name="P1">ip route a -rp</text:p>
      <text:p text:style-name="P1">ip neighbor</text:p>
      <text:p text:style-name="P1">Question 10</text:p>
      <text:p text:style-name="P1">Which of the following commands can be used to set the hostname to netlab01 on a systemd system?</text:p>
      <text:p text:style-name="P1">hostnamectl status change hostname netlab01</text:p>
      <text:p text:style-name="P1">sudo hostnamectl set-hostname netlab01</text:p>
      <text:p text:style-name="P1">hostname netlab01</text:p>
      <text:p text:style-name="P1">Edit the /etc/systemd/hosts.cfg fil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, monospace"/>
    <style:font-face style:name="Helvetica Neue" svg:font-family="'Helvetica Neue', Helvetica, Arial, sans-serif"/>
    <style:font-face style:name="Lato" svg:font-family="Lat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7T17:31:39.448432832</meta:creation-date>
    <dc:date>2022-05-26T15:38:36.582450090</dc:date>
    <meta:editing-duration>PT1H9M55S</meta:editing-duration>
    <meta:editing-cycles>21</meta:editing-cycles>
    <meta:generator>LibreOffice/7.3.3.2$Linux_X86_64 LibreOffice_project/30$Build-2</meta:generator>
    <meta:document-statistic meta:table-count="0" meta:image-count="0" meta:object-count="0" meta:page-count="2" meta:paragraph-count="58" meta:word-count="228" meta:character-count="1550" meta:non-whitespace-character-count="1381"/>
  </office:meta>
</office:document-meta>
</file>